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3a9" officeooo:paragraph-rsid="000793a9"/>
    </style:style>
    <style:style style:name="T1" style:family="text">
      <style:text-properties officeooo:rsid="000b77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Muestra todos los títulos de las películas.</text:p>
      <text:p text:style-name="P1"/>
      <text:p text:style-name="P1">2. Muestra todos los directores de las películas.</text:p>
      <text:p text:style-name="P1"/>
      <text:p text:style-name="P1">3. Muestra todas las películas del genero “Documental”.</text:p>
      <text:p text:style-name="P1"/>
      <text:p text:style-name="P1">4. <text:span text:style-name="T1">Realiza un menú de búsqueda de películas.</text:span></text:p>
      <text:p text:style-name="P1"/>
      <text:p text:style-name="P1">5. Muestra las películas del director “Tarantino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4:28:14.154506266</meta:creation-date>
    <dc:date>2018-05-15T14:07:14.495340830</dc:date>
    <meta:editing-duration>PT24M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39" meta:character-count="244" meta:non-whitespace-character-count="210"/>
  </office:meta>
</office:document-meta>
</file>